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llege/University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506">
            <text:p>506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20">
            <text:p>920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73">
            <text:p>37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641">
            <text:p>64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03">
            <text:p>403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08">
            <text:p>208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798">
            <text:p>1798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718">
            <text:p>2718</text:p>
          </table:table-cell>
          <table:table-cell table:style-name="ce23" office:value-type="float" office:value="28">
            <text:p>28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